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atalogueDeletion-2.1" table:style-name="ta1" table:print-ranges="A1:AF25">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atalogueDeletion">
            <text:p>CatalogueDeletion</text:p>
          </table:table-cell>
          <table:table-cell table:style-name="ce8" office:value-type="string" office:string-value="Catalogue Deletion. Details">
            <text:p>Catalogue Deletion. Details</text:p>
          </table:table-cell>
          <table:table-cell table:style-name="ce8" office:value-type="string" office:string-value=""/>
          <table:table-cell table:style-name="ce8" office:value-type="string" office:string-value="Catalogue Deletion">
            <text:p>Catalogue Deletio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cancel an entire Catalogue.">
            <text:p>A document used to cancel an entire Catalogu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Catalogue Deletion. UBL Version Identifier. Identifier">
            <text:p>Catalogue Deletion. UBL Version Identifier. Identifier</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Catalogue Deletion. Customization Identifier. Identifier">
            <text:p>Catalogue Deletion. Customization Identifier. Identifier</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Catalogue Deletion. Profile Identifier. Identifier">
            <text:p>Catalogue Deletion. Profile Identifier. Identifier</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Catalogue Deletion. Profile Execution Identifier. Identifier">
            <text:p>Catalogue Deletion. Profile Execution Identifier. Identifier</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Catalogue Deletion. Identifier">
            <text:p>Catalogue Deletion. Identifier</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8]=&quot;UUID&quot;;&quot;UUID&quot;;SUBSTITUTE(SUBSTITUTE(CONCATENATE(IF([.E8]=&quot;Universally Unique&quot;;&quot;UU&quot;;[.E8]);IF([.G8]&lt;&gt;[.I8];[.H8];[.F8]);CONCATENATE(IF([.I8]=&quot;Identifier&quot;;&quot;ID&quot;;IF([.I8]=&quot;Text&quot;;&quot;&quot;;[.I8]))));&quot; &quot;;&quot;&quot;);&quot;'&quot;;&quot;&quot;))" office:string-value="UUID">
            <text:p>UUID</text:p>
          </table:table-cell>
          <table:table-cell office:value-type="string" table:style-name="ce9" office:string-value="Catalogue Deletion. UUID. Identifier">
            <text:p>Catalogue Deletion. UUID. Identifier</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8]&lt;&gt;&quot;&quot;;CONCATENATE([.F8];&quot; &quot;;[.G8]);[.G8])"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9]=&quot;UUID&quot;;&quot;UUID&quot;;SUBSTITUTE(SUBSTITUTE(CONCATENATE(IF([.E9]=&quot;Universally Unique&quot;;&quot;UU&quot;;[.E9]);IF([.G9]&lt;&gt;[.I9];[.H9];[.F9]);CONCATENATE(IF([.I9]=&quot;Identifier&quot;;&quot;ID&quot;;IF([.I9]=&quot;Text&quot;;&quot;&quot;;[.I9]))));&quot; &quot;;&quot;&quot;);&quot;'&quot;;&quot;&quot;))" office:value-type="string" table:style-name="ce3" office:string-value="Name">
            <text:p>Name</text:p>
          </table:table-cell>
          <table:table-cell office:value-type="string" table:style-name="ce9" office:string-value="Catalogue Deletion. Name">
            <text:p>Catalogue Deletion. Name</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table:style-name="ce9" office:value-type="string" office:string-value=""/>
          <table:table-cell office:value-type="string" table:style-name="ce9" office:string-value="Name">
            <text:p>Name</text:p>
          </table:table-cell>
          <table:table-cell office:value-type="string" table:style-name="ce11" table:formula="of:=IF([.F9]&lt;&gt;&quot;&quot;;CONCATENATE([.F9];&quot; &quot;;[.G9]);[.G9])" office:string-value="Name">
            <text:p>Name</text:p>
          </table:table-cell>
          <table:table-cell office:value-type="string" table:style-name="ce9" office:string-value="Name">
            <text:p>Name</text:p>
          </table:table-cell>
          <table:table-cell table:style-name="ce9" office:value-type="string" office:string-value=""/>
          <table:table-cell office:value-type="string" table:style-name="ce11" table:formula="of:=IF([.J9]&lt;&gt;&quot;&quot;;CONCATENATE([.J9];&quot;_ &quot;;[.I9];&quot;. Type&quot;);CONCATENATE([.I9];&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assigned by the sender, that identifies this document to business users.">
            <text:p>Text, assigned by the sender, that identifies this document to business user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Catalogue Deletion. Issue Date. Date">
            <text:p>Catalogue Deletion. Issue Date. Date</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Catalogue Deletion. Issue Time. Time">
            <text:p>Catalogue Deletion. Issue Time. Time</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EffectiveDate">
            <text:p>EffectiveDate</text:p>
          </table:table-cell>
          <table:table-cell office:value-type="string" table:style-name="ce9" office:string-value="Catalogue Deletion. Effective Date. Date">
            <text:p>Catalogue Deletion. Effective Date. Date</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office:value-type="string" table:style-name="ce9" office:string-value="Effective">
            <text:p>Effective</text:p>
          </table:table-cell>
          <table:table-cell office:value-type="string" table:style-name="ce9" office:string-value="Date">
            <text:p>Date</text:p>
          </table:table-cell>
          <table:table-cell office:value-type="string" table:style-name="ce11" table:formula="of:=IF([.F12]&lt;&gt;&quot;&quot;;CONCATENATE([.F12];&quot; &quot;;[.G12]);[.G12])" office:string-value="Effective Date">
            <text:p>Effectiv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2]&lt;&gt;&quot;&quot;;CONCATENATE([.J12];&quot;_ &quot;;[.I12];&quot;. Type&quot;);CONCATENATE([.I12];&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effective date, assigned by the seller, on which the Catalogue expires.">
            <text:p>The effective date, assigned by the seller, on which the Catalogue expi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EffectiveTime">
            <text:p>EffectiveTime</text:p>
          </table:table-cell>
          <table:table-cell office:value-type="string" table:style-name="ce9" office:string-value="Catalogue Deletion. Effective Time. Time">
            <text:p>Catalogue Deletion. Effective Time. Time</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office:value-type="string" table:style-name="ce9" office:string-value="Effective">
            <text:p>Effective</text:p>
          </table:table-cell>
          <table:table-cell office:value-type="string" table:style-name="ce9" office:string-value="Time">
            <text:p>Time</text:p>
          </table:table-cell>
          <table:table-cell office:value-type="string" table:style-name="ce11" table:formula="of:=IF([.F13]&lt;&gt;&quot;&quot;;CONCATENATE([.F13];&quot; &quot;;[.G13]);[.G13])" office:string-value="Effective Time">
            <text:p>Effectiv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3]&lt;&gt;&quot;&quot;;CONCATENATE([.J13];&quot;_ &quot;;[.I13];&quot;. Type&quot;);CONCATENATE([.I13];&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effective time, assigned by the seller, at which the Catalogue expires.">
            <text:p>The effective time, assigned by the seller, at which the Catalogue expi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Catalogue Deletion. Note. Text">
            <text:p>Catalogue Deletion. Note. Text</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VersionID">
            <text:p>VersionID</text:p>
          </table:table-cell>
          <table:table-cell office:value-type="string" table:style-name="ce9" office:string-value="Catalogue Deletion. Version. Identifier">
            <text:p>Catalogue Deletion. Version. Identifier</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5]&lt;&gt;&quot;&quot;;CONCATENATE([.F15];&quot; &quot;;[.G15]);[.G15])"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5]&lt;&gt;&quot;&quot;;CONCATENATE([.J15];&quot;_ &quot;;[.I15];&quot;. Type&quot;);CONCATENATE([.I1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current version of the Catalogue.">
            <text:p>Identifies the current version of the Catalogue.</text:p>
          </table:table-cell>
          <table:table-cell office:value-type="string" table:style-name="ce9" office:string-value="1.1 ">
            <text:p><text:s/>1.1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Description">
            <text:p>Description</text:p>
          </table:table-cell>
          <table:table-cell office:value-type="string" table:style-name="ce9" office:string-value="Catalogue Deletion. Description. Text">
            <text:p>Catalogue Deletion. Description. Text</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6]&lt;&gt;&quot;&quot;;CONCATENATE([.F16];&quot; &quot;;[.G16]);[.G16])"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6]&lt;&gt;&quot;&quot;;CONCATENATE([.J16];&quot;_ &quot;;[.I16];&quot;. Type&quot;);CONCATENATE([.I16];&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extual description of the document instance.">
            <text:p>Textual description of the document instance.</text:p>
          </table:table-cell>
          <table:table-cell office:value-type="string" table:style-name="ce9" office:string-value="stock no longer provided ">
            <text:p><text:s/>stock no longer provided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scription (cell Q13) changed from Describes the Catalogue Deletion. to Textual description of the document instance. ">
            <text:p>Changes for UBL 2.0 Update Package: Description (cell Q13) changed from <text:s/>Describes the Catalogue Deletion. <text:s/>to <text:s/>Textual description of the document instance. </text:p>
          </table:table-cell>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ValidityPeriod">
            <text:p>ValidityPeriod</text:p>
          </table:table-cell>
          <table:table-cell table:style-name="ce10" office:value-type="string" office:string-value="Catalogue Deletion. Validity_ Period. Period">
            <text:p>Catalogue Deletion. Validity_ Period. Period</text:p>
          </table:table-cell>
          <table:table-cell table:style-name="ce10" office:value-type="string" office:string-value=""/>
          <table:table-cell table:style-name="ce10" office:value-type="string" office:string-value="Catalogue Deletion">
            <text:p>Catalogue Deletion</text:p>
          </table:table-cell>
          <table:table-cell table:style-name="ce10" office:value-type="string" office:string-value="Validity">
            <text:p>Validity</text:p>
          </table:table-cell>
          <table:table-cell table:style-name="ce10" office:value-type="string" office:string-value=""/>
          <table:table-cell table:style-name="ce10" office:value-type="string" office:string-value=""/>
          <table:table-cell table:style-name="ce10" table:formula="of:=[.M17]"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he period during which the Deletion of the catalogue becomes effective. This may be given as start (after date) and end dates (before date).">
            <text:p>The period during which the Deletion of the catalogue becomes effective. This may be given as start (after date) and end dates (before dat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DeletedCatalogueReference">
            <text:p>DeletedCatalogueReference</text:p>
          </table:table-cell>
          <table:table-cell table:style-name="ce10" office:value-type="string" office:string-value="Catalogue Deletion. Deleted_ Catalogue Reference. Catalogue Reference">
            <text:p>Catalogue Deletion. Deleted_ Catalogue Reference. Catalogue Reference</text:p>
          </table:table-cell>
          <table:table-cell table:style-name="ce10" office:value-type="string" office:string-value=""/>
          <table:table-cell table:style-name="ce10" office:value-type="string" office:string-value="Catalogue Deletion">
            <text:p>Catalogue Deletion</text:p>
          </table:table-cell>
          <table:table-cell table:style-name="ce10" office:value-type="string" office:string-value="Deleted">
            <text:p>Deleted</text:p>
          </table:table-cell>
          <table:table-cell table:style-name="ce10" office:value-type="string" office:string-value=""/>
          <table:table-cell table:style-name="ce10" office:value-type="string" office:string-value=""/>
          <table:table-cell table:style-name="ce10" table:formula="of:=[.M18]" office:value-type="string" office:string-value="Catalogue Reference">
            <text:p>Catalogue Reference</text:p>
          </table:table-cell>
          <table:table-cell table:style-name="ce10" office:value-type="string" office:string-value="Catalogue Reference">
            <text:p>Catalogue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atalogue Reference">
            <text:p>Catalogue Reference</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 reference to the Catalogue being deleted.">
            <text:p>A reference to the Catalogue being dele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ferencedContract">
            <text:p>ReferencedContract</text:p>
          </table:table-cell>
          <table:table-cell table:style-name="ce10" office:value-type="string" office:string-value="Catalogue Deletion. Referenced_ Contract. Contract">
            <text:p>Catalogue Deletion. Referenced_ Contract. Contract</text:p>
          </table:table-cell>
          <table:table-cell table:style-name="ce10" office:value-type="string" office:string-value=""/>
          <table:table-cell table:style-name="ce10" office:value-type="string" office:string-value="Catalogue Deletion">
            <text:p>Catalogue Deletion</text:p>
          </table:table-cell>
          <table:table-cell table:style-name="ce10" office:value-type="string" office:string-value="Referenced">
            <text:p>Referenced</text:p>
          </table:table-cell>
          <table:table-cell table:style-name="ce10" office:value-type="string" office:string-value=""/>
          <table:table-cell table:style-name="ce10" office:value-type="string" office:string-value=""/>
          <table:table-cell table:style-name="ce10" table:formula="of:=[.M19]" office:value-type="string" office:string-value="Contract">
            <text:p>Contract</text:p>
          </table:table-cell>
          <table:table-cell table:style-name="ce10" office:value-type="string"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
            <text:p>Contrac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contract or framework agreement with which the Catalogue was associated.">
            <text:p>A contract or framework agreement with which the Catalogue was associ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ignature">
            <text:p>Signature</text:p>
          </table:table-cell>
          <table:table-cell table:style-name="ce10" office:value-type="string" office:string-value="Catalogue Deletion. Signature">
            <text:p>Catalogue Deletion. Signature</text:p>
          </table:table-cell>
          <table:table-cell table:style-name="ce10" office:value-type="string" office:string-value=""/>
          <table:table-cell table:style-name="ce10" office:value-type="string" office:string-value="Catalogue Deletion">
            <text:p>Catalogue Dele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ReceiverParty">
            <text:p>ReceiverParty</text:p>
          </table:table-cell>
          <table:table-cell table:style-name="ce10" office:value-type="string" office:string-value="Catalogue Deletion. Receiver_ Party. Party">
            <text:p>Catalogue Deletion. Receiver_ Party. Party</text:p>
          </table:table-cell>
          <table:table-cell table:style-name="ce10" office:value-type="string" office:string-value=""/>
          <table:table-cell table:style-name="ce10" office:value-type="string" office:string-value="Catalogue Deletion">
            <text:p>Catalogue Deletion</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1]"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e Catalogue Deletion.">
            <text:p>The party receiving the Catalogue Deletion.</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ProviderParty">
            <text:p>ProviderParty</text:p>
          </table:table-cell>
          <table:table-cell table:style-name="ce10" office:value-type="string" office:string-value="Catalogue Deletion. Provider_ Party. Party">
            <text:p>Catalogue Deletion. Provider_ Party. Party</text:p>
          </table:table-cell>
          <table:table-cell table:style-name="ce10" office:value-type="string" office:string-value=""/>
          <table:table-cell table:style-name="ce10" office:value-type="string" office:string-value="Catalogue Deletion">
            <text:p>Catalogue Deletion</text:p>
          </table:table-cell>
          <table:table-cell table:style-name="ce10" office:value-type="string" office:string-value="Provider">
            <text:p>Provider</text:p>
          </table:table-cell>
          <table:table-cell table:style-name="ce10" office:value-type="string" office:string-value=""/>
          <table:table-cell table:style-name="ce10" office:value-type="string" office:string-value=""/>
          <table:table-cell table:style-name="ce10" table:formula="of:=[.M22]"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e Catalogue Deletion.">
            <text:p>The party sending the Catalogue Deletion.</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SellerSupplierParty">
            <text:p>SellerSupplierParty</text:p>
          </table:table-cell>
          <table:table-cell table:style-name="ce10" office:value-type="string" office:string-value="Catalogue Deletion. Seller_ Supplier Party. Supplier Party">
            <text:p>Catalogue Deletion. Seller_ Supplier Party. Supplier Party</text:p>
          </table:table-cell>
          <table:table-cell table:style-name="ce10" office:value-type="string" office:string-value=""/>
          <table:table-cell table:style-name="ce10" office:value-type="string" office:string-value="Catalogue Deletion">
            <text:p>Catalogue Deletion</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3]"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ContractorCustomerParty">
            <text:p>ContractorCustomerParty</text:p>
          </table:table-cell>
          <table:table-cell table:style-name="ce10" office:value-type="string" office:string-value="Catalogue Deletion. Contractor_ Customer Party. Customer Party">
            <text:p>Catalogue Deletion. Contractor_ Customer Party. Customer Party</text:p>
          </table:table-cell>
          <table:table-cell table:style-name="ce10" office:value-type="string" office:string-value=""/>
          <table:table-cell table:style-name="ce10" office:value-type="string" office:string-value="Catalogue Deletion">
            <text:p>Catalogue Deletion</text:p>
          </table:table-cell>
          <table:table-cell table:style-name="ce10" office:value-type="string" office:string-value="Contractor">
            <text:p>Contractor</text:p>
          </table:table-cell>
          <table:table-cell table:style-name="ce10" office:value-type="string" office:string-value=""/>
          <table:table-cell table:style-name="ce10" office:value-type="string" office:string-value=""/>
          <table:table-cell table:style-name="ce10" table:formula="of:=[.M24]"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customer party responsible for the contracts with which the Catalogue was associated.">
            <text:p>The customer party responsible for the contracts with which the Catalogue was associ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